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roman" style:font-pitch="variable"/>
    <style:font-face style:name="Noto Sans CJK KR2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draw:stroke-dash="Dashed_20__28_var_29__20_4" svg:stroke-width="0.1cm" svg:stroke-color="#bbe33d" draw:marker-start="" draw:marker-start-width="0.242cm" draw:marker-start-center="false" draw:marker-end="" draw:marker-end-width="0.242cm" draw:marker-end-center="false" draw:stroke-linejoin="miter" draw:fill="solid" draw:fill-color="#bbe33d" draw:textarea-horizontal-align="justify" draw:textarea-vertical-align="middle" draw:auto-grow-height="false" fo:min-height="1.837cm" fo:min-width="5.472cm" fo:padding-top="0.292cm" fo:padding-bottom="0.292cm" fo:padding-left="0.292cm" fo:padding-right="0.292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4" svg:stroke-width="0.1cm" svg:stroke-color="#468a1a" draw:marker-start="" draw:marker-start-width="0.35cm" draw:marker-start-center="false" draw:marker-end="" draw:marker-end-width="0.35cm" draw:marker-end-center="false" draw:stroke-linejoin="miter" draw:fill="solid" draw:fill-color="#468a1a" draw:textarea-horizontal-align="justify" draw:textarea-vertical-align="middle" draw:auto-grow-height="false" fo:min-height="1.746cm" fo:min-width="4.212cm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draw:stroke-dash="Dashed_20__28_var_29__20_4" svg:stroke-width="0.07cm" svg:stroke-color="#ffd428" draw:marker-start="" draw:marker-start-width="0.197cm" draw:marker-start-center="false" draw:marker-end="" draw:marker-end-width="0.197cm" draw:marker-end-center="false" draw:stroke-linejoin="miter" draw:fill="solid" draw:fill-color="#ffd428" draw:textarea-horizontal-align="justify" draw:textarea-vertical-align="middle" draw:auto-grow-height="false" fo:min-height="1.376cm" fo:min-width="3.377cm" fo:padding-top="0.277cm" fo:padding-bottom="0.277cm" fo:padding-left="0.277cm" fo:padding-right="0.277cm" fo:wrap-option="wrap" draw:shadow="hidden" draw:shadow-offset-x="0.2cm" draw:shadow-offset-y="0.2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7cm" svg:stroke-color="#e8a202" draw:marker-start="" draw:marker-start-width="0.197cm" draw:marker-start-center="false" draw:marker-end="" draw:marker-end-width="0.197cm" draw:marker-end-center="false" draw:stroke-linejoin="miter" draw:fill="solid" draw:fill-color="#e8a202" draw:textarea-horizontal-align="justify" draw:textarea-vertical-align="middle" draw:auto-grow-height="false" fo:min-height="1.4cm" fo:min-width="3.461cm" fo:padding-top="0.277cm" fo:padding-bottom="0.277cm" fo:padding-left="0.277cm" fo:padding-right="0.277cm" fo:wrap-option="wrap" draw:shadow="hidden" draw:shadow-offset-x="0.2cm" draw:shadow-offset-y="0.2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7cm" svg:stroke-color="#b47804" draw:marker-start="" draw:marker-start-width="0.305cm" draw:marker-start-center="false" draw:marker-end="" draw:marker-end-width="0.305cm" draw:marker-end-center="false" draw:stroke-linejoin="miter" draw:fill="solid" draw:fill-color="#b47804" draw:textarea-horizontal-align="justify" draw:textarea-vertical-align="middle" draw:auto-grow-height="false" fo:min-height="1.022cm" fo:min-width="2.474cm" fo:padding-top="0.16cm" fo:padding-bottom="0.16cm" fo:padding-left="0.285cm" fo:padding-right="0.285cm" fo:wrap-option="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draw:stroke-dash="Dashed_20__28_var_29__20_4" svg:stroke-width="0.07cm" svg:stroke-color="#ff5429" draw:marker-start="" draw:marker-start-width="0.197cm" draw:marker-start-center="false" draw:marker-end="" draw:marker-end-width="0.197cm" draw:marker-end-center="false" draw:stroke-linejoin="miter" draw:fill="solid" draw:fill-color="#ff5429" draw:textarea-horizontal-align="justify" draw:textarea-vertical-align="middle" draw:auto-grow-height="false" fo:min-height="1.259cm" fo:min-width="1.533cm" fo:padding-top="0.277cm" fo:padding-bottom="0.277cm" fo:padding-left="0.277cm" fo:padding-right="0.27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7cm" svg:stroke-color="#ed4c05" draw:marker-start="" draw:marker-start-width="0.197cm" draw:marker-start-center="false" draw:marker-end="" draw:marker-end-width="0.197cm" draw:marker-end-center="false" draw:stroke-linejoin="miter" draw:fill="solid" draw:fill-color="#ed4c05" draw:textarea-horizontal-align="justify" draw:textarea-vertical-align="middle" draw:auto-grow-height="false" fo:min-height="1.262cm" fo:min-width="1.507cm" fo:padding-top="0.277cm" fo:padding-bottom="0.277cm" fo:padding-left="0.277cm" fo:padding-right="0.27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7cm" svg:stroke-color="#be480a" draw:marker-start="" draw:marker-start-width="0.305cm" draw:marker-start-center="false" draw:marker-end="" draw:marker-end-width="0.305cm" draw:marker-end-center="false" draw:stroke-linejoin="miter" draw:fill="solid" draw:fill-color="#be480a" draw:textarea-horizontal-align="justify" draw:textarea-vertical-align="middle" draw:auto-grow-height="false" fo:min-height="0.271cm" fo:min-width="0.8cm" fo:padding-top="0.16cm" fo:padding-bottom="0.16cm" fo:padding-left="0.285cm" fo:padding-right="0.285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draw:stroke-dash="Dashed_20__28_var_29__20_4" svg:stroke-width="0.1cm" svg:stroke-color="#468a1a" draw:marker-start="" draw:marker-start-width="0.35cm" draw:marker-start-center="false" draw:marker-end="" draw:marker-end-width="0.35cm" draw:marker-end-center="false" draw:fill="solid" draw:fill-color="#468a1a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min-height="3.21cm" fo:min-width="8.496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1cm" svg:stroke-color="#b47804" draw:marker-start="" draw:marker-start-width="0.35cm" draw:marker-start-center="false" draw:marker-end="" draw:marker-end-width="0.35cm" draw:marker-end-center="false" draw:fill="solid" draw:fill-color="#468a1a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min-height="3.21cm" fo:min-width="8.496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4" svg:stroke-width="0.1cm" svg:stroke-color="#be480a" draw:marker-start="" draw:marker-start-width="0.35cm" draw:marker-start-center="false" draw:marker-end="" draw:marker-end-width="0.35cm" draw:marker-end-center="false" draw:fill="solid" draw:fill-color="#468a1a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min-height="3.21cm" fo:min-width="8.496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4" svg:stroke-width="0.1cm" svg:stroke-color="#5eb91e" draw:marker-start="" draw:marker-start-width="0.242cm" draw:marker-start-center="false" draw:marker-end="" draw:marker-end-width="0.242cm" draw:marker-end-center="false" draw:stroke-linejoin="miter" draw:fill="solid" draw:fill-color="#5eb91e" draw:textarea-horizontal-align="justify" draw:textarea-vertical-align="middle" draw:auto-grow-height="false" fo:min-height="1.841cm" fo:min-width="5.486cm" fo:padding-top="0.292cm" fo:padding-bottom="0.292cm" fo:padding-left="0.292cm" fo:padding-right="0.292cm" fo:wrap-option="wrap" draw:shadow="hidden" draw:shadow-offset-x="0.2cm" draw:shadow-offset-y="0.2cm" draw:shadow-color="#808080"/>
      <style:paragraph-properties style:writing-mode="lr-tb"/>
    </style:style>
    <style:style style:name="gr16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.222cm" fo:line-height="90%" fo:text-align="center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bbe33d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468a1a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d428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.222cm" fo:line-height="90%" fo:text-align="center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e8a202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b4780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5429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ed4c05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 fo:hyphenate="false"/>
    </style:style>
    <style:style style:name="P10" style:family="paragraph">
      <loext:graphic-properties draw:fill="solid" draw:fill-color="#be480a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.1cm" fo:margin-bottom="0.1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729fcf"/>
      <style:paragraph-properties fo:margin-left="0cm" fo:margin-right="0cm" fo:margin-top="0.1cm" fo:margin-bottom="0.1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5eb91e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 fo:hyphenate="false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4pt" fo:letter-spacing="normal" fo:language="en" fo:country="US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0pt" fo:letter-spacing="normal" fo:language="en" fo:country="US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office:forms form:automatic-focus="false" form:apply-design-mode="false"/>
        <draw:g draw:name="Pyramid-3d-Colorful 1">
          <draw:custom-shape draw:style-name="gr1" draw:text-style-name="P2" draw:layer="layout" svg:width="7.558cm" svg:height="2.687cm" draw:transform="skewX (0.00820304748437335) rotate (0.405789051088682) translate (7.896cm 11.306cm)">
            <text:p text:style-name="P1"><text:span text:style-name="T1">libraries</text:span></text:p>
            <draw:enhanced-geometry draw:mirror-horizontal="false" draw:mirror-vertical="false" svg:viewBox="0 0 0 0" draw:text-areas="?f8 ?f10 ?f11 ?f14" draw:type="ooxml-trapezoid" draw:modifiers="41953.795379538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range-x-minimum="0" draw:handle-range-x-maximum="?f1" draw:handle-position="?f4 0"/>
            </draw:enhanced-geometry>
          </draw:custom-shape>
          <draw:polygon draw:style-name="gr2" draw:text-style-name="P3" draw:layer="layout" svg:width="9.584cm" svg:height="4.175cm" svg:x="4.081cm" svg:y="6.612cm" svg:viewBox="0 0 9585 4176" draw:points="4783,0 9585,2101 4828,4176 0,2100">
            <text:p/>
          </draw:polygon>
          <draw:custom-shape draw:style-name="gr3" draw:text-style-name="P4" draw:layer="layout" svg:width="5.073cm" svg:height="2.174cm" draw:transform="skewX (0.0565486677646162) rotate (0.405789051088682) translate (8.092cm 7.548cm)">
            <text:p text:style-name="P1"><text:span text:style-name="T1">daemon</text:span></text:p>
            <draw:enhanced-geometry draw:mirror-horizontal="false" draw:mirror-vertical="false" svg:viewBox="0 0 0 0" draw:text-areas="?f8 ?f10 ?f11 ?f14" draw:type="ooxml-trapezoid" draw:modifiers="39443.3781190019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range-x-minimum="0" draw:handle-range-x-maximum="?f1" draw:handle-position="?f4 0"/>
            </draw:enhanced-geometry>
          </draw:custom-shape>
          <draw:custom-shape draw:style-name="gr4" draw:text-style-name="P6" draw:layer="layout" svg:width="5.155cm" svg:height="2.196cm" draw:transform="skewX (0.0158824961931484) rotate (0.404916386462684) translate (4.034cm 7.583cm)">
            <text:p text:style-name="P5"><text:span text:style-name="T2">Tnsd, Tnsdb</text:span></text:p>
            <draw:enhanced-geometry draw:mirror-horizontal="true" draw:mirror-vertical="false" svg:viewBox="0 0 0 0" draw:text-areas="?f8 ?f10 ?f11 ?f14" draw:type="ooxml-trapezoid" draw:modifiers="38964.3134212568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range-x-minimum="0" draw:handle-range-x-maximum="?f1" draw:handle-position="?f4 0"/>
            </draw:enhanced-geometry>
          </draw:custom-shape>
          <draw:polygon draw:style-name="gr5" draw:text-style-name="P7" draw:layer="layout" svg:width="6.276cm" svg:height="2.834cm" svg:x="5.671cm" svg:y="4.472cm" svg:viewBox="0 0 6277 2835" draw:points="3264,0 6277,1397 3217,2835 0,1411">
            <text:p/>
          </draw:polygon>
          <draw:custom-shape draw:style-name="gr6" draw:text-style-name="P8" draw:layer="layout" svg:width="3.181cm" svg:height="2.188cm" draw:transform="skewX (0.0565486677646163) rotate (0.405789051088682) translate (8.162cm 3.819cm)">
            <text:p text:style-name="P1"><text:span text:style-name="T1">pack</text:span></text:p>
            <draw:enhanced-geometry draw:mirror-horizontal="false" draw:mirror-vertical="false" svg:viewBox="0 0 0 0" draw:text-areas="?f8 ?f10 ?f11 ?f14" draw:type="ooxml-trapezoid" draw:modifiers="37492.1433060968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range-x-minimum="0" draw:handle-range-x-maximum="?f1" draw:handle-position="?f4 0"/>
            </draw:enhanced-geometry>
          </draw:custom-shape>
          <draw:custom-shape draw:style-name="gr7" draw:text-style-name="P9" draw:layer="layout" svg:width="3.241cm" svg:height="2.219cm" draw:transform="skewX (0.00541052068118245) rotate (0.398982267005904) translate (5.856cm 3.847cm)">
            <text:p text:style-name="P5"><text:span text:style-name="T2">watcher</text:span></text:p>
            <draw:enhanced-geometry draw:mirror-horizontal="true" draw:mirror-vertical="false" svg:viewBox="0 0 0 0" draw:text-areas="?f8 ?f10 ?f11 ?f14" draw:type="ooxml-trapezoid" draw:modifiers="39889.5366676895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range-x-minimum="0" draw:handle-range-x-maximum="?f1" draw:handle-position="?f4 0"/>
            </draw:enhanced-geometry>
          </draw:custom-shape>
          <draw:polygon draw:style-name="gr8" draw:text-style-name="P10" draw:layer="layout" svg:width="2.645cm" svg:height="1.09cm" svg:x="7.604cm" svg:y="2.357cm" svg:viewBox="0 0 2646 1091" draw:points="1301,0 2646,488 1289,1091 0,539">
            <text:p/>
          </draw:polygon>
          <draw:line draw:style-name="gr9" draw:text-style-name="P3" draw:layer="layout" svg:x1="16.481cm" svg:y1="11.357cm" svg:x2="24.981cm" svg:y2="11.357cm">
            <text:p/>
          </draw:line>
          <draw:custom-shape draw:style-name="gr10" draw:text-style-name="P12" draw:layer="layout" svg:width="8.996cm" svg:height="3.46cm" svg:x="17.485cm" svg:y="10.257cm">
            <text:p text:style-name="P11"><text:span text:style-name="T3">doori-api</text:span></text:p>
            <text:p text:style-name="P11"><text:span text:style-name="T4"/></text:p>
            <draw:enhanced-geometry svg:viewBox="0 0 21600 21600" draw:type="rectangle" draw:enhanced-path="M 0 0 L 21600 0 21600 21600 0 21600 0 0 Z N"/>
          </draw:custom-shape>
          <draw:line draw:style-name="gr11" draw:text-style-name="P3" draw:layer="layout" svg:x1="14.481cm" svg:y1="7.357cm" svg:x2="24.981cm" svg:y2="7.357cm">
            <text:p/>
          </draw:line>
          <draw:custom-shape draw:style-name="gr12" draw:text-style-name="P12" draw:layer="layout" svg:width="8.996cm" svg:height="3.46cm" svg:x="17.485cm" svg:y="6.257cm">
            <text:p text:style-name="P11"><text:span text:style-name="T3">doori-service</text:span></text:p>
            <text:p text:style-name="P11"><text:span text:style-name="T4"><text:s/></text:span></text:p>
            <draw:enhanced-geometry svg:viewBox="0 0 21600 21600" draw:type="rectangle" draw:enhanced-path="M 0 0 L 21600 0 21600 21600 0 21600 0 0 Z N"/>
          </draw:custom-shape>
          <draw:line draw:style-name="gr13" draw:text-style-name="P3" draw:layer="layout" svg:x1="12.481cm" svg:y1="3.357cm" svg:x2="24.981cm" svg:y2="3.357cm">
            <text:p/>
          </draw:line>
          <draw:custom-shape draw:style-name="gr14" draw:text-style-name="P12" draw:layer="layout" svg:width="8.996cm" svg:height="3.46cm" svg:x="17.485cm" svg:y="2.257cm">
            <text:p text:style-name="P11"><text:span text:style-name="T3">doori-solution</text:span></text:p>
            <text:p text:style-name="P11"><text:span text:style-name="T4"><text:s/>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3" draw:layer="layout" svg:width="7.574cm" svg:height="2.691cm" draw:transform="skewX (-0.00785398163397449) rotate (0.405789051088682) translate (1.866cm 11.317cm)">
            <text:p text:style-name="P5"><text:span text:style-name="T2">Common, Data</text:span></text:p>
            <text:p text:style-name="P5"><text:span text:style-name="T2">DataStructure, Stream</text:span></text:p>
            <text:p text:style-name="P5"><text:span text:style-name="T2">Process, ...</text:span></text:p>
            <draw:enhanced-geometry draw:mirror-horizontal="true" draw:mirror-vertical="false" svg:viewBox="0 0 0 0" draw:text-areas="?f8 ?f10 ?f11 ?f14" draw:type="ooxml-trapezoid" draw:modifiers="41953.795379538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range-x-minimum="0" draw:handle-range-x-maximum="?f1" draw:handle-position="?f4 0"/>
            </draw:enhanced-geometry>
          </draw:custom-shape>
        </draw:g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roman" style:font-pitch="variable"/>
    <style:font-face style:name="Noto Sans CJK KR2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2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2T21:26:24.349440911</meta:creation-date>
    <dc:date>2023-06-22T21:51:59.378954696</dc:date>
    <meta:editing-duration>PT3M51S</meta:editing-duration>
    <meta:editing-cycles>1</meta:editing-cycles>
    <meta:generator>LibreOffice/7.3.7.2$Linux_X86_64 LibreOffice_project/30$Build-2</meta:generator>
    <meta:document-statistic meta:object-count="39"/>
  </office:meta>
</office:document-meta>
</file>